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 fo:margin-bottom="0.0416in" fo:line-height="137%"/>
      <style:text-properties style:font-name="Arial" fo:font-weight="bold" style:font-weight-asian="bold" fo:color="#000000" fo:font-size="26pt" style:font-size-asian="26pt" fo:language="pt" fo:country="BR"/>
    </style:style>
    <style:style style:name="P2" style:parent-style-name="Textbody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3" style:parent-style-name="Textbody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4" style:parent-style-name="Textbody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5" style:parent-style-name="Textbody" style:family="paragraph">
      <style:paragraph-properties fo:text-align="justify" fo:margin-bottom="0in" fo:line-height="137%"/>
      <style:text-properties style:font-name="Arial" fo:font-size="14pt" style:font-size-asian="14pt" style:font-size-complex="14pt" fo:language="pt" fo:country="BR"/>
    </style:style>
    <style:style style:name="P6" style:parent-style-name="Textbody" style:family="paragraph">
      <style:paragraph-properties fo:text-align="justify" fo:margin-bottom="0in" fo:line-height="137%"/>
      <style:text-properties style:font-name="Arial" fo:font-weight="bold" style:font-weight-asian="bold" fo:color="#000000" fo:font-size="14pt" style:font-size-asian="14pt" style:font-size-complex="14pt"/>
    </style:style>
    <style:style style:name="P7" style:parent-style-name="Textbody" style:list-style-name="LFO1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8" style:parent-style-name="Textbody" style:list-style-name="LFO1" style:family="paragraph">
      <style:paragraph-properties fo:text-align="justify" fo:margin-bottom="0in" fo:line-height="137%"/>
    </style:style>
    <style:style style:name="T9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10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11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12" style:parent-style-name="Fonteparág.padrão" style:family="text">
      <style:text-properties style:font-name="Arial" fo:color="#000000" fo:font-size="14pt" style:font-size-asian="14pt" style:font-size-complex="14pt"/>
    </style:style>
    <style:style style:name="P13" style:parent-style-name="Textbody" style:list-style-name="LFO1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14" style:parent-style-name="Textbody" style:list-style-name="LFO1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15" style:parent-style-name="Textbody" style:list-style-name="LFO1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16" style:parent-style-name="Textbody" style:list-style-name="LFO1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17" style:parent-style-name="Textbody" style:list-style-name="LFO1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18" style:parent-style-name="Textbody" style:family="paragraph">
      <style:text-properties style:font-name="Arial" fo:font-size="14pt" style:font-size-asian="14pt" style:font-size-complex="14pt" fo:language="pt" fo:country="BR"/>
    </style:style>
    <style:style style:name="P19" style:parent-style-name="Textbody" style:family="paragraph">
      <style:paragraph-properties fo:text-align="justify" fo:margin-bottom="0in" fo:line-height="137%"/>
      <style:text-properties style:font-name="Arial" fo:font-weight="bold" style:font-weight-asian="bold" fo:color="#000000" fo:font-size="14pt" style:font-size-asian="14pt" style:font-size-complex="14pt"/>
    </style:style>
    <style:style style:name="P20" style:parent-style-name="Textbody" style:list-style-name="LFO2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21" style:parent-style-name="Textbody" style:list-style-name="LFO2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22" style:parent-style-name="Textbody" style:list-style-name="LFO2" style:family="paragraph">
      <style:paragraph-properties fo:text-align="justify" fo:margin-bottom="0in" fo:line-height="137%"/>
    </style:style>
    <style:style style:name="T23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24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25" style:parent-style-name="Fonteparág.padrão" style:family="text">
      <style:text-properties style:font-name="Arial" fo:font-weight="bold" style:font-weight-asian="bold" fo:color="#000000" fo:font-size="14pt" style:font-size-asian="14pt" style:font-size-complex="14pt" fo:language="pt" fo:country="BR"/>
    </style:style>
    <style:style style:name="T26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P27" style:parent-style-name="Textbody" style:list-style-name="LFO2" style:family="paragraph">
      <style:paragraph-properties fo:text-align="justify" fo:margin-bottom="0in" fo:line-height="137%"/>
    </style:style>
    <style:style style:name="T28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29" style:parent-style-name="Fonteparág.padrão" style:family="text">
      <style:text-properties style:font-name="Arial" fo:font-weight="bold" style:font-weight-asian="bold" fo:color="#000000" fo:font-size="14pt" style:font-size-asian="14pt" style:font-size-complex="14pt" fo:language="pt" fo:country="BR"/>
    </style:style>
    <style:style style:name="T30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31" style:parent-style-name="Fonteparág.padrão" style:family="text">
      <style:text-properties style:font-name="Arial" fo:font-weight="bold" style:font-weight-asian="bold" fo:color="#000000" fo:font-size="14pt" style:font-size-asian="14pt" style:font-size-complex="14pt" fo:language="pt" fo:country="BR"/>
    </style:style>
    <style:style style:name="T32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P33" style:parent-style-name="Textbody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34" style:parent-style-name="Textbody" style:family="paragraph">
      <style:paragraph-properties fo:text-align="justify" fo:margin-bottom="0in" fo:line-height="137%"/>
      <style:text-properties style:font-name="Arial" fo:font-weight="bold" style:font-weight-asian="bold" fo:color="#000000" fo:font-size="14pt" style:font-size-asian="14pt" style:font-size-complex="14pt" fo:language="pt" fo:country="BR"/>
    </style:style>
    <style:style style:name="P35" style:parent-style-name="Textbody" style:family="paragraph">
      <style:paragraph-properties fo:text-align="justify" fo:margin-bottom="0in" fo:line-height="137%"/>
    </style:style>
    <style:style style:name="T36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37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38" style:parent-style-name="Fonteparág.padrão" style:family="text">
      <style:text-properties style:font-name="Arial" fo:font-style="italic" style:font-style-asian="italic" fo:color="#000000" fo:font-size="14pt" style:font-size-asian="14pt" style:font-size-complex="14pt" fo:language="pt" fo:country="BR"/>
    </style:style>
    <style:style style:name="T39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40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41" style:parent-style-name="Fonteparág.padrão" style:family="text">
      <style:text-properties style:font-name="Arial" fo:font-style="italic" style:font-style-asian="italic" fo:color="#000000" fo:font-size="14pt" style:font-size-asian="14pt" style:font-size-complex="14pt" fo:language="pt" fo:country="BR"/>
    </style:style>
    <style:style style:name="T42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43" style:parent-style-name="Fonteparág.padrão" style:family="text">
      <style:text-properties style:font-name="Arial" fo:font-style="italic" style:font-style-asian="italic" style:font-style-complex="italic" fo:color="#000000" fo:font-size="14pt" style:font-size-asian="14pt" style:font-size-complex="14pt" fo:language="pt" fo:country="BR"/>
    </style:style>
    <style:style style:name="T44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45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46" style:parent-style-name="Fonteparág.padrão" style:family="text">
      <style:text-properties style:font-name="Arial" fo:color="#000000" fo:font-size="14pt" style:font-size-asian="14pt" style:font-size-complex="14pt"/>
    </style:style>
    <style:style style:name="P47" style:parent-style-name="Textbody" style:list-style-name="LFO3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48" style:parent-style-name="Textbody" style:list-style-name="LFO3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49" style:parent-style-name="Textbody" style:list-style-name="LFO3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50" style:parent-style-name="Textbody" style:family="paragraph">
      <style:text-properties style:font-name="Arial" fo:font-size="14pt" style:font-size-asian="14pt" style:font-size-complex="14pt" fo:language="pt" fo:country="BR"/>
    </style:style>
    <style:style style:name="P51" style:parent-style-name="Textbody" style:family="paragraph">
      <style:paragraph-properties fo:text-align="justify" fo:margin-bottom="0in" fo:line-height="137%"/>
    </style:style>
    <style:style style:name="T52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53" style:parent-style-name="Fonteparág.padrão" style:family="text">
      <style:text-properties style:font-name="Arial" fo:font-weight="bold" style:font-weight-asian="bold" fo:color="#000000" fo:font-size="14pt" style:font-size-asian="14pt" style:font-size-complex="14pt" fo:language="pt" fo:country="BR"/>
    </style:style>
    <style:style style:name="T54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55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P56" style:parent-style-name="Textbody" style:list-style-name="LFO4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57" style:parent-style-name="Textbody" style:list-style-name="LFO4" style:family="paragraph">
      <style:paragraph-properties fo:text-align="justify" fo:margin-bottom="0in" fo:line-height="137%"/>
    </style:style>
    <style:style style:name="T58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59" style:parent-style-name="Fonteparág.padrão" style:family="text">
      <style:text-properties style:font-name="Arial" fo:font-style="italic" style:font-style-asian="italic" fo:color="#000000" fo:font-size="14pt" style:font-size-asian="14pt" style:font-size-complex="14pt" fo:language="pt" fo:country="BR"/>
    </style:style>
    <style:style style:name="T60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61" style:parent-style-name="Fonteparág.padrão" style:family="text">
      <style:text-properties style:font-name="Arial" fo:font-style="italic" style:font-style-asian="italic" fo:color="#000000" fo:font-size="14pt" style:font-size-asian="14pt" style:font-size-complex="14pt" fo:language="pt" fo:country="BR"/>
    </style:style>
    <style:style style:name="T62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P63" style:parent-style-name="Textbody" style:list-style-name="LFO4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64" style:parent-style-name="Textbody" style:list-style-name="LFO4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65" style:parent-style-name="Textbody" style:family="paragraph">
      <style:text-properties style:font-name="Arial" fo:font-size="14pt" style:font-size-asian="14pt" style:font-size-complex="14pt" fo:language="pt" fo:country="BR"/>
    </style:style>
    <style:style style:name="P66" style:parent-style-name="Textbody" style:family="paragraph">
      <style:paragraph-properties fo:text-align="justify" fo:margin-bottom="0in" fo:line-height="137%"/>
      <style:text-properties style:font-name="Arial" fo:font-weight="bold" style:font-weight-asian="bold" fo:color="#000000" fo:font-size="14pt" style:font-size-asian="14pt" style:font-size-complex="14pt" fo:language="pt" fo:country="BR"/>
    </style:style>
    <style:style style:name="P67" style:parent-style-name="Textbody" style:family="paragraph">
      <style:paragraph-properties fo:text-align="justify" fo:margin-bottom="0in" fo:line-height="137%"/>
    </style:style>
    <style:style style:name="T68" style:parent-style-name="Fonteparág.padrão" style:family="text">
      <style:text-properties style:font-name="Arial" fo:font-weight="bold" style:font-weight-asian="bold" fo:color="#000000" fo:font-size="14pt" style:font-size-asian="14pt" style:font-size-complex="14pt" fo:language="pt" fo:country="BR"/>
    </style:style>
    <style:style style:name="T69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70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P71" style:parent-style-name="Textbody" style:family="paragraph">
      <style:paragraph-properties fo:text-align="justify" fo:margin-bottom="0in" fo:line-height="137%"/>
    </style:style>
    <style:style style:name="T72" style:parent-style-name="Fonteparág.padrão" style:family="text">
      <style:text-properties style:font-name="Arial" fo:font-weight="bold" style:font-weight-asian="bold" fo:color="#000000" fo:font-size="14pt" style:font-size-asian="14pt" style:font-size-complex="14pt" fo:language="pt" fo:country="BR"/>
    </style:style>
    <style:style style:name="T73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74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75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P76" style:parent-style-name="Textbody" style:family="paragraph">
      <style:paragraph-properties fo:text-align="justify" fo:margin-bottom="0in" fo:line-height="137%"/>
    </style:style>
    <style:style style:name="T77" style:parent-style-name="Fonteparág.padrão" style:family="text">
      <style:text-properties style:font-name="Arial" fo:font-weight="bold" style:font-weight-asian="bold" fo:color="#000000" fo:font-size="14pt" style:font-size-asian="14pt" style:font-size-complex="14pt" fo:language="pt" fo:country="BR"/>
    </style:style>
    <style:style style:name="T78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79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P80" style:parent-style-name="Textbody" style:family="paragraph">
      <style:text-properties style:font-name="Arial" fo:font-size="14pt" style:font-size-asian="14pt" style:font-size-complex="14pt" fo:language="pt" fo:country="BR"/>
    </style:style>
    <style:style style:name="P81" style:parent-style-name="Textbody" style:family="paragraph">
      <style:paragraph-properties fo:text-align="justify" fo:margin-bottom="0in" fo:line-height="137%"/>
      <style:text-properties style:font-name="Arial" fo:font-weight="bold" style:font-weight-asian="bold" fo:color="#000000" fo:font-size="14pt" style:font-size-asian="14pt" style:font-size-complex="14pt" fo:language="pt" fo:country="BR"/>
    </style:style>
    <style:style style:name="P82" style:parent-style-name="Textbody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83" style:parent-style-name="Textbody" style:list-style-name="LFO5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84" style:parent-style-name="Textbody" style:list-style-name="LFO5" style:family="paragraph">
      <style:paragraph-properties fo:text-align="justify" fo:margin-bottom="0in" fo:line-height="137%"/>
    </style:style>
    <style:style style:name="T85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86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87" style:parent-style-name="Fonteparág.padrão" style:family="text">
      <style:text-properties style:font-name="Arial" fo:color="#000000" fo:font-size="14pt" style:font-size-asian="14pt" style:font-size-complex="14pt"/>
    </style:style>
    <style:style style:name="P88" style:parent-style-name="Textbody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/>
    </style:style>
    <style:style style:name="P89" style:parent-style-name="Textbody" style:list-style-name="LFO5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90" style:parent-style-name="Textbody" style:list-style-name="LFO5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91" style:parent-style-name="Textbody" style:list-style-name="LFO5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92" style:parent-style-name="Textbody" style:list-style-name="LFO5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93" style:parent-style-name="Textbody" style:list-style-name="LFO5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94" style:parent-style-name="Textbody" style:list-style-name="LFO5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95" style:parent-style-name="Textbody" style:list-style-name="LFO5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96" style:parent-style-name="Textbody" style:list-style-name="LFO5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97" style:parent-style-name="Textbody" style:list-style-name="LFO5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98" style:parent-style-name="Textbody" style:list-style-name="LFO5" style:family="paragraph">
      <style:paragraph-properties fo:text-align="justify" fo:margin-bottom="0in" fo:line-height="137%"/>
    </style:style>
    <style:style style:name="T99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100" style:parent-style-name="Fonteparág.padrão" style:family="text">
      <style:text-properties style:font-name="Arial" fo:font-style="italic" style:font-style-asian="italic" style:font-style-complex="italic" fo:color="#000000" fo:font-size="14pt" style:font-size-asian="14pt" style:font-size-complex="14pt" fo:language="pt" fo:country="BR"/>
    </style:style>
    <style:style style:name="T101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P102" style:parent-style-name="Textbody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  <style:style style:name="P103" style:parent-style-name="Textbody" style:family="paragraph">
      <style:paragraph-properties fo:text-align="justify" fo:margin-bottom="0in" fo:line-height="137%"/>
    </style:style>
    <style:style style:name="T104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T105" style:parent-style-name="Fonteparág.padrão" style:family="text">
      <style:text-properties style:font-name="Arial" fo:color="#000000" fo:font-size="14pt" style:font-size-asian="14pt" style:font-size-complex="14pt" fo:language="pt" fo:country="BR"/>
    </style:style>
    <style:style style:name="P106" style:parent-style-name="Textbody" style:family="paragraph">
      <style:paragraph-properties fo:text-align="justify" fo:margin-bottom="0in" fo:line-height="137%"/>
      <style:text-properties style:font-name="Arial" fo:color="#000000" fo:font-size="14pt" style:font-size-asian="14pt" style:font-size-complex="14pt" fo:language="pt" fo:country="BR"/>
    </style:style>
  </office:automatic-styles>
  <office:body>
    <office:text text:use-soft-page-breaks="true">
      <text:p text:style-name="P1"><text:bookmark-start text:name="docs-internal-guid-89970f6c-4995-b6c2-ab"/><text:bookmark-end text:name="docs-internal-guid-89970f6c-4995-b6c2-ab"/>EA876 - Trabalho 1</text:p>
      <text:p text:style-name="P2">O problema com o qual vamos lidar neste trabalho é a geração de código em linguagem assembly. Vamos usar assembly de ARM, unicamente pelo motivo de existir um simulador livre, multiplataforma e fácil de usar (você<text:s/>provavelmente verá que mudar de arquitetura para AVR ou x86 é muito simples).</text:p>
      <text:p text:style-name="P3"/>
      <text:p text:style-name="P4">O programa a ser gerado deve converter expressões matemáticas para um código ARM equivalente.</text:p>
      <text:p text:style-name="P5"/>
      <text:p text:style-name="P6">Restrições e anotações</text:p>
      <text:list text:style-name="LFO1" text:continue-numbering="true">
        <text:list-item>
          <text:p text:style-name="P7">Este trabalho tem o objetivo exercitar a conversão de código em uma linguagem (expressões matemáticas) para outra (assembly ARM).</text:p>
        </text:list-item>
        <text:list-item>
          <text:p text:style-name="P8"><text:span text:style-name="T9">O código assembly deverá executar no simulador Visual, disponível online em<text:s/></text:span><text:a xlink:href="https://salmanarif.bitbucket.io/visual/" office:target-frame-name="_top" xlink:show="replace"><text:span text:style-name="T10">https://salmanarif.bitbucket.io/visual/</text:span></text:a><text:span text:style-name="T11">.<text:s/></text:span><text:span text:style-name="T12">Trata-se de um subconjunto das instruções ARM.</text:span></text:p>
        </text:list-item>
        <text:list-item>
          <text:p text:style-name="P13">Você não deve “otimizar” seu código simplificando a expressão, e sim gerá-lo de forma a executar todas as operações.</text:p>
        </text:list-item>
        <text:list-item>
          <text:p text:style-name="P14">O grupo deverá implementar sua solução usando Lex/Flex, Yacc/Bison e C.</text:p>
        </text:list-item>
        <text:list-item>
          <text:p text:style-name="P15">O resultado final da expressão deve ser guardado no registrador de propósito geral R0.</text:p>
        </text:list-item>
        <text:list-item>
          <text:p text:style-name="P16">A calculadora deve suportar soma, subtração, parênteses e multiplicação.</text:p>
        </text:list-item>
        <text:list-item>
          <text:p text:style-name="P17">No lugar da multiplicação (ou, se o grupo quiser, em adição a ela), o grupo<text:s/>pode optar por implementar a divisão inteira, o operador resto de divisão ou outro operador matemático que não corresponda diretamente a uma instrução específica da arquitetura ARM.</text:p>
        </text:list-item>
      </text:list>
      <text:p text:style-name="P18"/>
      <text:p text:style-name="P19">O que entregar</text:p>
      <text:list text:style-name="LFO2" text:continue-numbering="true">
        <text:list-item>
          <text:p text:style-name="P20">O código-fonte deverá ser entregue comentado de<text:s/>forma que seja possível<text:s/><text:soft-page-break/>entender o raciocínio do grupo através dos comentários.</text:p>
        </text:list-item>
        <text:list-item>
          <text:p text:style-name="P21">Um arquivo Makefile e instruções de uso para permitir testar o programa enviado.</text:p>
        </text:list-item>
        <text:list-item>
          <text:p text:style-name="P22"><text:span text:style-name="T23">O grupo deverá entregar um relatório curto (de até 1 página, em formato coluna dupla), em forma</text:span><text:span text:style-name="T24">to<text:s/></text:span><text:span text:style-name="T25">PDF</text:span><text:span text:style-name="T26">.</text:span></text:p>
        </text:list-item>
        <text:list-item>
          <text:p text:style-name="P27"><text:span text:style-name="T28">O código e o relatório deverão ser entregues num arquivo .zip através do sistema do Classroom. Por favor, deixe o relatório num diretório chamado<text:s/></text:span><text:span text:style-name="T29">doc</text:span><text:span text:style-name="T30"><text:s/>os códigos fontes num diretório chamado<text:s/></text:span><text:span text:style-name="T31">src</text:span><text:span text:style-name="T32"><text:s/>e o Makefile no diretório raiz.</text:span></text:p>
        </text:list-item>
      </text:list>
      <text:p text:style-name="P33"/>
      <text:p text:style-name="P34">Sobre o relatório</text:p>
      <text:p text:style-name="P35"><text:span text:style-name="T36">O r</text:span><text:span text:style-name="T37">elatório é um texto<text:s/></text:span><text:span text:style-name="T38">científico</text:span><text:span text:style-name="T39"><text:s/></text:span><text:span text:style-name="T40">e<text:s/></text:span><text:span text:style-name="T41">objetivo</text:span><text:span text:style-name="T42"><text:s/>e<text:s/></text:span><text:span text:style-name="T43">auto-contido</text:span><text:span text:style-name="T44"><text:s/></text:span><text:span text:style-name="T45">que tem o propósito de mostrar que a solução adotada pelo grupo é relevante e correta.<text:s/></text:span><text:span text:style-name="T46">Ele deve ser divido em três partes:</text:span></text:p>
      <text:list text:style-name="LFO3" text:continue-numbering="true">
        <text:list-item>
          <text:p text:style-name="P47">Introdução: como o problema foi modelado computacionalmente (por exemplo: por que algumas partes do problema são resolvidas com RegEx?)</text:p>
        </text:list-item>
        <text:list-item>
          <text:p text:style-name="P48">Método: como a solução funciona, de maneira tal que possa ser re-implementada por outro grupo.</text:p>
        </text:list-item>
        <text:list-item>
          <text:p text:style-name="P49">Resultados: como o grupo avaliou que sua solução funciona.</text:p>
        </text:list-item>
      </text:list>
      <text:p text:style-name="P50"/>
      <text:p text:style-name="P51"><text:span text:style-name="T52">O que<text:s/></text:span><text:span text:style-name="T53">não</text:span><text:span text:style-name="T54"><text:s/></text:span><text:span text:style-name="T55">colocar no relatório:</text:span></text:p>
      <text:list text:style-name="LFO4" text:continue-numbering="true">
        <text:list-item>
          <text:p text:style-name="P56">Frases especulativas. Toda frase do relatório deve<text:s/>ser uma citação da literatura, ou uma observação direta, ou o resultado de um raciocínio, ou parte do senso comum.</text:p>
        </text:list-item>
        <text:list-item>
          <text:p text:style-name="P57"><text:span text:style-name="T58">Superlativos e floreios: “as gramáticas regulares são<text:s/></text:span><text:span text:style-name="T59">essenciais</text:span><text:span text:style-name="T60"><text:s/>para…” ou “o experimento foi um<text:s/></text:span><text:span text:style-name="T61">sucesso</text:span><text:span text:style-name="T62">!”</text:span></text:p>
        </text:list-item>
        <text:list-item>
          <text:p text:style-name="P63">Demonstrações de teoremas e<text:s/>outros raciocínios muito longos: nesse caso, é melhor citar a conclusão que está usando e indicar a referência de onde tirou.</text:p>
        </text:list-item>
        <text:list-item>
          <text:p text:style-name="P64">Fatos que são corretos, mas que não têm nenhuma ligação com o trabalho<text:s/><text:soft-page-break/>em si: “a decisão sobre a validade de strings em gramáticas<text:s/>regulares pode ser resolvida usando autômatos finitos”.</text:p>
        </text:list-item>
      </text:list>
      <text:p text:style-name="P65"/>
      <text:p text:style-name="P66">Datas importantes</text:p>
      <text:p text:style-name="P67"><text:span text:style-name="T68">10/abril:</text:span><text:span text:style-name="T69"><text:s/>dia de conferência sobre o trabalho. Neste dia, cada grupo deve mostrar à sala como funciona sua proposta de solução. Os grupos deverão fazer perguntas e pedir esclarecim</text:span><text:span text:style-name="T70">entos uns aos outros, e o objetivo da sala toda é que todos saiam da sala, nesse dia, com um plano consistente para a solução do trabalho.</text:span></text:p>
      <text:p text:style-name="P71"><text:span text:style-name="T72">24/abril:</text:span><text:span text:style-name="T73"><text:s/></text:span><text:span text:style-name="T74">faremos um dia de revisão do relatório em sala. Cada dupla deve trazer duas cópias físicas do seu relatório</text:span><text:span text:style-name="T75">, pois analisaremos os relatórios uns dos outros.</text:span></text:p>
      <text:p text:style-name="P76"><text:span text:style-name="T77">03/maio:</text:span><text:span text:style-name="T78"><text:s/></text:span><text:span text:style-name="T79">entrega final do código e do relatório. Este relatório deverá incorporar as modificações propostas na aula do dia 24/abril. O prazo de entrega é às 23h59min.</text:span></text:p>
      <text:p text:style-name="P80"/>
      <text:p text:style-name="P81">Notas</text:p>
      <text:p text:style-name="P82">O trabalho receberá nota em<text:s/>três quesitos:</text:p>
      <text:list text:style-name="LFO5" text:continue-numbering="true">
        <text:list-item>
          <text:p text:style-name="P83">30% da nota será referente à participação no dia de discussão. A nota será dada da seguinte forma:</text:p>
          <text:list text:continue-numbering="true">
            <text:list-item>
              <text:p text:style-name="P84"><text:span text:style-name="T85">10 – se o grupo apresentou uma proposta factível de solução ou encontrou uma solução factível durante a aula (a tempo de apresentar), e entend</text:span><text:span text:style-name="T86">e as ferramentas ou técnicas que deverão ser usadas para solucionar os problemas principais que serão encontrados.<text:s/></text:span><text:span text:style-name="T87">O grupo é responsável por identificar esses problemas.</text:span></text:p>
            </text:list-item>
          </text:list>
        </text:list-item>
      </text:list>
      <text:p text:style-name="P88"/>
      <text:list text:style-name="LFO5" text:continue-numbering="true">
        <text:list-item>
          <text:list>
            <text:list-item>
              <text:p text:style-name="P89">5 – se o grupo apresentou um esboço de solução, mas que ignora problemas importantes,<text:s/>que podem trazer problemas ao grupo no futuro.</text:p>
            </text:list-item>
            <text:list-item>
              <text:p text:style-name="P90">0 – se o grupo não apresentou proposta de solução ou se a proposta de solução apresentada está fora do tema.</text:p>
            </text:list-item>
          </text:list>
        </text:list-item>
        <text:list-item>
          <text:p text:style-name="P91">35% da nota será referente ao relatório final, conforme a grade de correção divulgada e conhecida por todos. Haverá um dia de revisão do relatório.</text:p>
        </text:list-item>
        <text:list-item>
          <text:p text:style-name="P92">35% da nota será referente ao código, que inicia em 10 e considera os seguintes descontos:</text:p>
          <text:list text:continue-numbering="true">
            <text:list-item>
              <text:p text:style-name="P93">-10 se o programa não compila ou não executa (ele será testado em máquinas Linux!)</text:p>
            </text:list-item>
            <text:list-item>
              <text:p text:style-name="P94">-4 para cada versão não implementada (devem ser entregues<text:s/>todas as operações matemáticas de soma, subtração e outra a definir, além da precedência de parêntesis).</text:p>
            </text:list-item>
            <text:list-item>
              <text:p text:style-name="P95">-2 se não há script de teste</text:p>
            </text:list-item>
            <text:list-item>
              <text:p text:style-name="P96">-2 se não há instruções para execução</text:p>
            </text:list-item>
            <text:list-item>
              <text:p text:style-name="P97">-2 se o programa tem bugs que poderiam ser resolvidos facilmente (exemplo:<text:s/>não inicializa registradores)</text:p>
            </text:list-item>
            <text:list-item>
              <text:p text:style-name="P98"><text:span text:style-name="T99">+2 se o comando<text:s/></text:span><text:span text:style-name="T100">make test<text:s/></text:span><text:span text:style-name="T101">compila o programa, executa automaticamente todos os testes e imprime na tela os resultados de todos os testes.</text:span></text:p>
            </text:list-item>
          </text:list>
        </text:list-item>
      </text:list>
      <text:p text:style-name="P102"><text:tab/></text:p>
      <text:p text:style-name="P103"><text:span text:style-name="T104"><text:tab/>A nota final será a média ponderada das notas de cada etapa se todas forem<text:s/></text:span><text:span text:style-name="T105">maiores que 3. Caso alguma nota seja menor que 3, a nota do projeto será igual à menor nota entre as etapas.</text:span></text:p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ago Tavares</meta:initial-creator>
    <dc:creator>rodrigo oliveira caus</dc:creator>
    <meta:creation-date>2018-03-21T14:22:00Z</meta:creation-date>
    <dc:date>2019-03-29T17:21:00Z</dc:date>
    <meta:template xlink:href="Normal.dotm" xlink:type="simple"/>
    <meta:editing-cycles>7</meta:editing-cycles>
    <meta:editing-duration>PT58080S</meta:editing-duration>
    <meta:document-statistic meta:page-count="4" meta:paragraph-count="10" meta:word-count="850" meta:character-count="5430" meta:row-count="38" meta:non-whitespace-character-count="4590"/>
  </office:meta>
</office:document-meta>
</file>